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2ad3" officeooo:paragraph-rsid="00052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alue" text:name="key"/>
      </text:user-field-decls>
      <text:p text:style-name="P1">aaa<text:user-field-get text:name="key">value</text:user-field-get>bb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9-03-11T18:14:31.167685205</meta:creation-date>
    <dc:date>2019-03-11T18:15:19.329358746</dc:date>
    <dc:creator>Miklos Vajna</dc:creator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Dev/6.3.0.0.alpha0$Linux_X86_64 LibreOffice_project/bb8fecea5a7a9ab588c24380b687aa76c6a04d4d</meta:generator>
  </office:meta>
</office:document-meta>
</file>